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9000002020090E0CBECD1D36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1.892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559cm" svg:height="10.348cm" svg:x="0.24cm" svg:y="0.753cm">
          <draw:image xlink:href="Pictures/10000000000002E9000002020090E0CBECD1D36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7-01-31T11:21:45.097000000</dc:date>
    <meta:editing-duration>PT2M34S</meta:editing-duration>
    <meta:editing-cycles>3</meta:editing-cycles>
    <meta:generator>LibreOffice/5.2.4.2$Windows_x86 LibreOffice_project/3d5603e1122f0f102b62521720ab13a38a4e0eb0</meta:generator>
    <meta:document-statistic meta:object-count="1"/>
  </office:meta>
</office:document-meta>
</file>